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09DE30D70CEE9E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5cm, 0.808cm, 0.81cm, 0.77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1cm" svg:height="13.587cm" svg:x="4.048cm" svg:y="6.843cm">
          <draw:image xlink:href="Pictures/10000201000002000000020009DE30D70CEE9E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691cm" fo:margin-bottom="6.622cm" fo:margin-left="4.868cm" fo:margin-right="4.6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7T16:13:50.918823512</dc:date>
    <meta:editing-duration>PT3M4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